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2.5091in"/>
    </style:style>
    <style:style style:name="co5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646in"/>
    </style:style>
    <style:style style:name="co13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2571in"/>
    </style:style>
    <style:style style:name="ro1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2.2937in" fo:break-before="auto" style:use-optimal-row-height="true"/>
    </style:style>
    <style:style style:name="ro3" style:family="table-row">
      <style:table-row-properties style:row-height="0.4945in" fo:break-before="auto" style:use-optimal-row-height="true"/>
    </style:style>
    <style:style style:name="ro4" style:family="table-row">
      <style:table-row-properties style:row-height="0.3362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8098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2.072in" fo:break-before="auto" style:use-optimal-row-height="true"/>
    </style:style>
    <style:style style:name="ro9" style:family="table-row">
      <style:table-row-properties style:row-height="2.1043in" fo:break-before="auto" style:use-optimal-row-height="false"/>
    </style:style>
    <style:style style:name="ro10" style:family="table-row">
      <style:table-row-properties style:row-height="1.7571in" fo:break-before="auto" style:use-optimal-row-height="true"/>
    </style:style>
    <style:style style:name="ro11" style:family="table-row">
      <style:table-row-properties style:row-height="1.1256in" fo:break-before="auto" style:use-optimal-row-height="true"/>
    </style:style>
    <style:style style:name="ro12" style:family="table-row">
      <style:table-row-properties style:row-height="0.9673in" fo:break-before="auto" style:use-optimal-row-height="true"/>
    </style:style>
    <style:style style:name="ro13" style:family="table-row">
      <style:table-row-properties style:row-height="1.5992in" fo:break-before="auto" style:use-optimal-row-height="true"/>
    </style:style>
    <style:style style:name="ro15" style:family="table-row">
      <style:table-row-properties style:row-height="1.4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0" style:family="table-cell" style:parent-style-name="Default">
      <style:table-cell-properties fo:background-color="#ffff99" style:rotation-angle="9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style:vertical-align="top"/>
      <style:paragraph-properties fo:text-align="center"/>
    </style:style>
    <style:style style:name="ce12" style:family="table-cell" style:parent-style-name="Default">
      <style:table-cell-properties style:rotation-angle="9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7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number-columns-repeated="2" table:default-cell-style-name="ce9"/>
        <table:table-column table:style-name="co10" table:number-columns-repeated="14" table:default-cell-style-name="ce9"/>
        <table:table-column table:style-name="co9" table:number-columns-repeated="2" table:default-cell-style-name="ce9"/>
        <table:table-column table:style-name="co8" table:default-cell-style-name="ce9"/>
        <table:table-column table:style-name="co11" table:number-columns-repeated="3" table:default-cell-style-name="ce9"/>
        <table:table-column table:style-name="co12" table:number-columns-repeated="2" table:default-cell-style-name="ce9"/>
        <table:table-column table:style-name="co13" table:number-columns-repeated="6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4" table:number-columns-repeated="980" table:default-cell-style-name="Default"/>
        <table:table-row table:style-name="ro2">
          <table:table-cell table:style-name="ce1" office:value-type="string">
            <text:p>Overview</text:p>
          </table:table-cell>
          <table:table-cell table:style-name="ce1" office:value-type="string">
            <text:p>Test Procedure/Step Number</text:p>
          </table:table-cell>
          <table:table-cell table:style-name="ce1" office:value-type="string">
            <text:p>Detailed Test Procedure</text:p>
          </table:table-cell>
          <table:table-cell table:style-name="ce1" office:value-type="string">
            <text:p>Expected Results</text:p>
          </table:table-cell>
          <table:table-cell table:style-name="ce6" office:value-type="string">
            <text:p>Input List</text:p>
          </table:table-cell>
          <table:table-cell table:style-name="ce6" office:value-type="string">
            <text:p>Startup View</text:p>
          </table:table-cell>
          <table:table-cell table:style-name="ce6" office:value-type="string">
            <text:p>Multiple Budgets</text:p>
          </table:table-cell>
          <table:table-cell table:style-name="ce6" office:value-type="string">
            <text:p>Context Sensitive Help</text:p>
          </table:table-cell>
          <table:table-cell table:style-name="ce6" office:value-type="string">
            <text:p>Create Inputs</text:p>
          </table:table-cell>
          <table:table-cell table:style-name="ce6" office:value-type="string">
            <text:p>Add view for inputs</text:p>
          </table:table-cell>
          <table:table-cell table:style-name="ce6" office:value-type="string">
            <text:p>Edit view for Existing Inputs</text:p>
          </table:table-cell>
          <table:table-cell table:style-name="ce6" office:value-type="string">
            <text:p>Income Detail View</text:p>
          </table:table-cell>
          <table:table-cell table:style-name="ce6" office:value-type="string">
            <text:p>Expense Detail View</text:p>
          </table:table-cell>
          <table:table-cell table:style-name="ce6" office:value-type="string">
            <text:p>Loan Input View</text:p>
          </table:table-cell>
          <table:table-cell table:style-name="ce6" office:value-type="string">
            <text:p>Transfer Detail View</text:p>
          </table:table-cell>
          <table:table-cell table:style-name="ce6" office:value-type="string">
            <text:p>Asset Detail View</text:p>
          </table:table-cell>
          <table:table-cell table:style-name="ce6" office:value-type="string">
            <text:p>Loan Deferred Payment Date Field</text:p>
          </table:table-cell>
          <table:table-cell table:style-name="ce10" office:value-type="string">
            <text:p>Account Deferred Withdrawals</text:p>
          </table:table-cell>
          <table:table-cell table:style-name="ce10" office:value-type="string">
            <text:p>Account Limited Withdrawals</text:p>
          </table:table-cell>
          <table:table-cell table:style-name="ce6" office:value-type="string">
            <text:p>Account Detail View</text:p>
          </table:table-cell>
          <table:table-cell table:style-name="ce6" office:value-type="string">
            <text:p>Add New Tag</text:p>
          </table:table-cell>
          <table:table-cell table:style-name="ce6" office:value-type="string">
            <text:p>Tag List View</text:p>
          </table:table-cell>
          <table:table-cell table:style-name="ce6" office:value-type="string">
            <text:p>Tag Form Field (shows selected tags)</text:p>
          </table:table-cell>
          <table:table-cell table:style-name="ce6" office:value-type="string">
            <text:p>Tag Filter View</text:p>
          </table:table-cell>
          <table:table-cell table:style-name="ce6" office:value-type="string">
            <text:p>Account Withdrawal Order View</text:p>
          </table:table-cell>
          <table:table-cell table:style-name="ce6" office:value-type="string">
            <text:p>Name Field</text:p>
          </table:table-cell>
          <table:table-cell table:style-name="ce6" office:value-type="string">
            <text:p>Duration Field</text:p>
          </table:table-cell>
          <table:table-cell table:style-name="ce6" office:value-type="string">
            <text:p>DateSensitiveValue Editing</text:p>
          </table:table-cell>
          <table:table-cell table:style-name="ce6" office:value-type="string">
            <text:p>Currency Field Editing &amp; Validation</text:p>
          </table:table-cell>
          <table:table-cell table:style-name="ce6" office:value-type="string">
            <text:p>Percent Field Validation</text:p>
          </table:table-cell>
          <table:table-cell table:style-name="ce6" office:value-type="string">
            <text:p>Variable Value Editing</text:p>
          </table:table-cell>
          <table:table-cell table:style-name="ce6" office:value-type="string">
            <text:p>Milestone Date Editing</text:p>
          </table:table-cell>
          <table:table-cell table:style-name="ce6" office:value-type="string">
            <text:p>Relative End Date Editing</text:p>
          </table:table-cell>
          <table:table-cell table:style-name="ce6" office:value-type="string">
            <text:p>Date Field Editor</text:p>
          </table:table-cell>
          <table:table-cell table:style-name="ce6" office:value-type="string">
            <text:p>Scenario List View</text:p>
          </table:table-cell>
          <table:table-cell table:style-name="ce6" office:value-type="string">
            <text:p>Scenario Detail View</text:p>
          </table:table-cell>
          <table:table-cell table:style-name="ce6" office:value-type="string">
            <text:p>Account Balance Forecast Results</text:p>
          </table:table-cell>
          <table:table-cell table:style-name="ce6" office:value-type="string">
            <text:p>Standardized XY Results View</text:p>
          </table:table-cell>
          <table:table-cell table:style-name="ce6" office:value-type="string">
            <text:p>Tax Input Detail View</text:p>
          </table:table-cell>
          <table:table-cell table:style-name="ce6" office:value-type="string">
            <text:p>Populate Tax Input View with Preset</text:p>
          </table:table-cell>
          <table:table-cell table:style-name="ce6" office:value-type="string">
            <text:p>Tax Rate View</text:p>
          </table:table-cell>
          <table:table-cell table:style-name="ce6" office:value-type="string">
            <text:p>Tax Bracket View</text:p>
          </table:table-cell>
          <table:table-cell table:style-name="ce6" office:value-type="string">
            <text:p>Itemized Tax Selection View</text:p>
          </table:table-cell>
          <table:table-cell table:style-name="ce6" office:value-type="string">
            <text:p>What-if View</text:p>
          </table:table-cell>
          <table:table-cell table:style-name="ce6" table:number-columns-repeated="14"/>
          <table:table-cell table:style-name="ce12" table:number-columns-repeated="966"/>
        </table:table-row>
        <table:table-row table:style-name="ro3">
          <table:table-cell office:value-type="string" table:number-columns-spanned="1" table:number-rows-spanned="7">
            <text:p>Create a new budget for test.</text:p>
          </table:table-cell>
          <table:table-cell office:value-type="float" office:value="1">
            <text:p>1</text:p>
          </table:table-cell>
          <table:table-cell office:value-type="string">
            <text:p>Go to “More” tab, create a new budget named “Retirement”</text:p>
          </table:table-cell>
          <table:table-cell office:value-type="string">
            <text:p>New budget will appear in the list.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covered-table-cell/>
          <table:table-cell table:formula="of:=[.B2]+1" office:value-type="float" office:value="2">
            <text:p>2</text:p>
          </table:table-cell>
          <table:table-cell office:value-type="string">
            <text:p>Select the new “Retirement” budget from the list.</text:p>
          </table:table-cell>
          <table:table-cell office:value-type="string">
            <text:p>Retirement budget is shown with a check-mark next to it.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4">
          <table:covered-table-cell/>
          <table:table-cell table:formula="of:=[.B3]+1" office:value-type="float" office:value="3">
            <text:p>3</text:p>
          </table:table-cell>
          <table:table-cell office:value-type="string">
            <text:p>Tap on the help button in the budget list.</text:p>
          </table:table-cell>
          <table:table-cell office:value-type="string">
            <text:p>Help page for budget list is shown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4]+1" office:value-type="float" office:value="4">
            <text:p>4</text:p>
          </table:table-cell>
          <table:table-cell office:value-type="string">
            <text:p>Tap on a link in the help page</text:p>
          </table:table-cell>
          <table:table-cell office:value-type="string">
            <text:p>New help page is shown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5]+1" office:value-type="float" office:value="5">
            <text:p>5</text:p>
          </table:table-cell>
          <table:table-cell office:value-type="string">
            <text:p>Hit the back and forward button at top of help page</text:p>
          </table:table-cell>
          <table:table-cell office:value-type="string">
            <text:p>Navigate to and from help pages just visited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6]+1" office:value-type="float" office:value="6">
            <text:p>6</text:p>
          </table:table-cell>
          <table:table-cell office:value-type="string">
            <text:p>Tap on done button in help page</text:p>
          </table:table-cell>
          <table:table-cell office:value-type="string">
            <text:p>Help page should dissapear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5">
          <table:covered-table-cell/>
          <table:table-cell table:formula="of:=[.B7]+1" office:value-type="float" office:value="7">
            <text:p>7</text:p>
          </table:table-cell>
          <table:table-cell office:value-type="string">
            <text:p>Navigate to the Inputs screen</text:p>
          </table:table-cell>
          <table:table-cell office:value-type="string">
            <text:p>An empty list of inputs should be shown. A “To get started ...” help bubble should be shown at the top left hand part of the screen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table:number-columns-spanned="1" table:number-rows-spanned="34">
            <text:p>Create an expense input for monthly take-home pay.</text:p>
          </table:table-cell>
          <table:table-cell table:formula="of:=[.B8]+1" office:value-type="float" office:value="8">
            <text:p>8</text:p>
          </table:table-cell>
          <table:table-cell office:value-type="string">
            <text:p>Tap on the “Learn More ...” link in the help bubble.</text:p>
          </table:table-cell>
          <table:table-cell office:value-type="string">
            <text:p>The “Getting Started” help page should be shown.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9]+1" office:value-type="float" office:value="9">
            <text:p>9</text:p>
          </table:table-cell>
          <table:table-cell office:value-type="string">
            <text:p>Tap on the Done button.</text:p>
          </table:table-cell>
          <table:table-cell office:value-type="string">
            <text:p>“Getting Started” help page should be hidden, with the Inputs list re-appearing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10]+1" office:value-type="float" office:value="10">
            <text:p>10</text:p>
          </table:table-cell>
          <table:table-cell office:value-type="string">
            <text:p>Tap on “+” button to create a new input.</text:p>
          </table:table-cell>
          <table:table-cell office:value-type="string">
            <text:p>“New Input” view is shown, to select what type of input to create.</text:p>
          </table:table-cell>
          <table:table-cell table:number-columns-repeated="1020"/>
        </table:table-row>
        <table:table-row table:style-name="ro5">
          <table:covered-table-cell/>
          <table:table-cell table:formula="of:=[.B11]+1" office:value-type="float" office:value="11">
            <text:p>11</text:p>
          </table:table-cell>
          <table:table-cell office:value-type="string">
            <text:p>Top on “Income”</text:p>
          </table:table-cell>
          <table:table-cell office:value-type="string">
            <text:p>Detail view for income input is shown, with first responder set to name field, and keyboard shown to enter income name.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3">
          <table:covered-table-cell/>
          <table:table-cell table:formula="of:=[.B12]+1" office:value-type="float" office:value="12">
            <text:p>12</text:p>
          </table:table-cell>
          <table:table-cell office:value-type="string">
            <text:p>Enter income name “Monthly Income”, tap return key.</text:p>
          </table:table-cell>
          <table:table-cell office:value-type="string">
            <text:p>Input name is set in the view, and the keyboard disappears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998"/>
        </table:table-row>
        <table:table-row table:style-name="ro3">
          <table:covered-table-cell/>
          <table:table-cell table:formula="of:=[.B13]+1" office:value-type="float" office:value="13">
            <text:p>13</text:p>
          </table:table-cell>
          <table:table-cell office:value-type="string">
            <text:p>Tap on the icon to the left of the input name, select a new icon.</text:p>
          </table:table-cell>
          <table:table-cell office:value-type="string">
            <text:p>Upon selection of a different icon, the input should be shown with the new icon shown.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998"/>
        </table:table-row>
        <table:table-row table:style-name="ro5">
          <table:covered-table-cell/>
          <table:table-cell table:formula="of:=[.B14]+1" office:value-type="float" office:value="14">
            <text:p>14</text:p>
          </table:table-cell>
          <table:table-cell office:value-type="string">
            <text:p>Tap on the “Amount” field</text:p>
          </table:table-cell>
          <table:table-cell office:value-type="string">
            <text:p>View prompting for amount is shown, with first responder set to the text field for a value, and a keyboard with numeric values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4">
          <table:covered-table-cell/>
          <table:table-cell table:formula="of:=[.B15]+1" office:value-type="float" office:value="15">
            <text:p>15</text:p>
          </table:table-cell>
          <table:table-cell office:value-type="string">
            <text:p>Enter invalid characters “....” into the amount field.</text:p>
          </table:table-cell>
          <table:table-cell office:value-type="string">
            <text:p>An “Entry Error” popup is shown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 table:number-columns-repeated="995"/>
        </table:table-row>
        <table:table-row table:style-name="ro4">
          <table:covered-table-cell/>
          <table:table-cell table:formula="of:=[.B16]+1" office:value-type="float" office:value="16">
            <text:p>16</text:p>
          </table:table-cell>
          <table:table-cell office:value-type="string">
            <text:p>Enter “5000” into the value field.</text:p>
          </table:table-cell>
          <table:table-cell office:value-type="string">
            <text:p>After entry is complete, a currency formatted value “$5,000” is shown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 table:number-columns-repeated="995"/>
        </table:table-row>
        <table:table-row table:style-name="ro3">
          <table:covered-table-cell/>
          <table:table-cell table:formula="of:=[.B17]+1" office:value-type="float" office:value="17">
            <text:p>17</text:p>
          </table:table-cell>
          <table:table-cell office:value-type="string">
            <text:p>Tap on the Done button.</text:p>
          </table:table-cell>
          <table:table-cell office:value-type="string">
            <text:p>Main view for the date sensitive value is shown, with “$5,000” shown for the fixed value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4">
          <table:covered-table-cell/>
          <table:table-cell table:formula="of:=[.B18]+1" office:value-type="float" office:value="18">
            <text:p>18</text:p>
          </table:table-cell>
          <table:table-cell office:value-type="string">
            <text:p>Tap on the “Edit” button in the amount view.</text:p>
          </table:table-cell>
          <table:table-cell office:value-type="string">
            <text:p>A “+” will appear next to the Variable Amount section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9]+1" office:value-type="float" office:value="19">
            <text:p>19</text:p>
          </table:table-cell>
          <table:table-cell office:value-type="string">
            <text:p>Tap on the “+” to create a new variable value (variable amount).</text:p>
          </table:table-cell>
          <table:table-cell office:value-type="string">
            <text:p>A “Variable Amount” field will be shown.</text:p>
          </table:table-cell>
          <table:table-cell table:number-columns-repeated="1020"/>
        </table:table-row>
        <table:table-row table:style-name="ro3">
          <table:covered-table-cell/>
          <table:table-cell table:formula="of:=[.B20]+1" office:value-type="float" office:value="20">
            <text:p>20</text:p>
          </table:table-cell>
          <table:table-cell office:value-type="string">
            <text:p>Enter “No Income After Retirement” as variable amount name.</text:p>
          </table:table-cell>
          <table:table-cell office:value-type="string">
            <text:p>Name is set in the field.</text:p>
          </table:table-cell>
          <table:table-cell table:number-columns-repeated="21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21]+1" office:value-type="float" office:value="21">
            <text:p>21</text:p>
          </table:table-cell>
          <table:table-cell office:value-type="string">
            <text:p>Enter “5000” for starting value.</text:p>
          </table:table-cell>
          <table:table-cell office:value-type="string">
            <text:p>Amount is set in the starting value, showing a foramatted “$5000” after entry is complete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22]+1" office:value-type="float" office:value="22">
            <text:p>22</text:p>
          </table:table-cell>
          <table:table-cell office:value-type="string">
            <text:p>Tap on the “+” next to “Amount Changes”</text:p>
          </table:table-cell>
          <table:table-cell office:value-type="string">
            <text:p>An “Amount Change” view is shown, prompting for start date and New Amount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4">
          <table:covered-table-cell/>
          <table:table-cell table:formula="of:=[.B23]+1" office:value-type="float" office:value="23">
            <text:p>23</text:p>
          </table:table-cell>
          <table:table-cell office:value-type="string">
            <text:p>Tap on the Start Date field</text:p>
          </table:table-cell>
          <table:table-cell office:value-type="string">
            <text:p>A view will open to enter the new start date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5">
          <table:covered-table-cell/>
          <table:table-cell table:formula="of:=[.B24]+1" office:value-type="float" office:value="24">
            <text:p>24</text:p>
          </table:table-cell>
          <table:table-cell office:value-type="string">
            <text:p>Edit the Start Date to show January 15, 2013, tap on the “Done” button.</text:p>
          </table:table-cell>
          <table:table-cell office:value-type="string">
            <text:p>This start date is shown in the “Fixed Date” field, with a check-mark next to it showing that it is the one being selected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0"/>
        </table:table-row>
        <table:table-row table:style-name="ro5">
          <table:covered-table-cell/>
          <table:table-cell table:formula="of:=[.B25]+1" office:value-type="float" office:value="25">
            <text:p>25</text:p>
          </table:table-cell>
          <table:table-cell office:value-type="string">
            <text:p>Tap on the edit button again, then the “+” sign next to the Milestone date section header.</text:p>
          </table:table-cell>
          <table:table-cell office:value-type="string">
            <text:p>A view for edting the milestone date is shown.</text:p>
          </table:table-cell>
          <table:table-cell table:number-columns-repeated="27"/>
          <table:table-cell office:value-type="string">
            <text:p>Y</text:p>
          </table:table-cell>
          <table:table-cell table:number-columns-repeated="992"/>
        </table:table-row>
        <table:table-row table:style-name="ro3">
          <table:covered-table-cell/>
          <table:table-cell table:formula="of:=[.B26]+1" office:value-type="float" office:value="26">
            <text:p>26</text:p>
          </table:table-cell>
          <table:table-cell office:value-type="string">
            <text:p>Enter a milestone date name of “Early Retirement”.</text:p>
          </table:table-cell>
          <table:table-cell office:value-type="string">
            <text:p>“Early Retirement” should be shown in the Milestone date field.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2"/>
        </table:table-row>
        <table:table-row table:style-name="ro6">
          <table:covered-table-cell/>
          <table:table-cell table:formula="of:=[.B27]+1" office:value-type="float" office:value="27">
            <text:p>27</text:p>
          </table:table-cell>
          <table:table-cell office:value-type="string">
            <text:p>Set the milestone date to “September 1, 2025”</text:p>
          </table:table-cell>
          <table:table-cell office:value-type="string">
            <text:p>Back in the “Milestone Date” view, the date should be shown in the “Date” field, and the save button is enabled since all fields are provided.</text:p>
          </table:table-cell>
          <table:table-cell table:number-columns-repeated="27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0"/>
        </table:table-row>
        <table:table-row table:style-name="ro5">
          <table:covered-table-cell/>
          <table:table-cell table:formula="of:=[.B28]+1" office:value-type="float" office:value="28">
            <text:p>28</text:p>
          </table:table-cell>
          <table:table-cell office:value-type="string">
            <text:p>Tap on the save button</text:p>
          </table:table-cell>
          <table:table-cell office:value-type="string">
            <text:p>Return to “Start Date” view for amount, the “Early Retirement” date is shown in the “Milestone Date” list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29]+1" office:value-type="float" office:value="29">
            <text:p>29</text:p>
          </table:table-cell>
          <table:table-cell office:value-type="string">
            <text:p>Tap on the “Done” button</text:p>
          </table:table-cell>
          <table:table-cell office:value-type="string">
            <text:p>Start date view is taken out of edit mode, and “Fixed Date” is still selected as the start dat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4">
          <table:covered-table-cell/>
          <table:table-cell table:formula="of:=[.B30]+1" office:value-type="float" office:value="30">
            <text:p>30</text:p>
          </table:table-cell>
          <table:table-cell office:value-type="string">
            <text:p>Select “Early Retirement” as the date.</text:p>
          </table:table-cell>
          <table:table-cell office:value-type="string">
            <text:p>Check-mark moves to “Early Retirement” mileston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31]+1" office:value-type="float" office:value="31">
            <text:p>31</text:p>
          </table:table-cell>
          <table:table-cell office:value-type="string">
            <text:p>Tap on Amount Change</text:p>
          </table:table-cell>
          <table:table-cell office:value-type="string">
            <text:p>Amount change view is re-displayed with the Start Date set, with “Early Retirement” shown in the sub-title, and “Sep 1, 2025” shown as the dat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4">
          <table:covered-table-cell/>
          <table:table-cell table:formula="of:=[.B32]+1" office:value-type="float" office:value="32">
            <text:p>32</text:p>
          </table:table-cell>
          <table:table-cell office:value-type="string">
            <text:p>Enter 0 as the “New Amount”</text:p>
          </table:table-cell>
          <table:table-cell office:value-type="string">
            <text:p>Save button is enabled and the formatted “$0” is shown.</text:p>
          </table:table-cell>
          <table:table-cell table:number-columns-repeated="24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33]+1" office:value-type="float" office:value="33">
            <text:p>33</text:p>
          </table:table-cell>
          <table:table-cell office:value-type="string">
            <text:p>Tap on the “Save” button</text:p>
          </table:table-cell>
          <table:table-cell office:value-type="string">
            <text:p>Return to “Variable Amount” view, with the Amount Changes showing the variable amount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7">
          <table:covered-table-cell/>
          <table:table-cell table:formula="of:=[.B34]+1" office:value-type="float" office:value="34">
            <text:p>34</text:p>
          </table:table-cell>
          <table:table-cell office:value-type="string">
            <text:p>Tap on the “Save” button</text:p>
          </table:table-cell>
          <table:table-cell office:value-type="string">
            <text:p>Return to Amount view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35]+1" office:value-type="float" office:value="35">
            <text:p>35</text:p>
          </table:table-cell>
          <table:table-cell office:value-type="string">
            <text:p>Tap on the “Done” button to take the view out of edit mode.</text:p>
          </table:table-cell>
          <table:table-cell table:style-name="ce5" office:value-type="string">
            <text:p>$5000 still checked for the Fixed Amount.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covered-table-cell/>
          <table:table-cell table:formula="of:=[.B36]+1" office:value-type="float" office:value="36">
            <text:p>36</text:p>
          </table:table-cell>
          <table:table-cell office:value-type="string">
            <text:p>Select the “No Income After Retirement” variable amount.</text:p>
          </table:table-cell>
          <table:table-cell office:value-type="string">
            <text:p>Check-mark moves to “No Income After Retirment”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37]+1" office:value-type="float" office:value="37">
            <text:p>37</text:p>
          </table:table-cell>
          <table:table-cell office:value-type="string">
            <text:p>Tap on “Income” back-button to return to income detail view.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1012"/>
        </table:table-row>
        <table:table-row table:style-name="ro4">
          <table:covered-table-cell/>
          <table:table-cell table:formula="of:=[.B38]+1" office:value-type="float" office:value="38">
            <text:p>38</text:p>
          </table:table-cell>
          <table:table-cell office:value-type="string">
            <text:p>Enter a “Start Date” of “January 15, 2013”</text:p>
          </table:table-cell>
          <table:table-cell office:value-type="string">
            <text:p>Start date is shown in income detail view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5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0"/>
        </table:table-row>
        <table:table-row table:style-name="ro3">
          <table:covered-table-cell/>
          <table:table-cell table:formula="of:=[.B39]+1" office:value-type="float" office:value="39">
            <text:p>39</text:p>
          </table:table-cell>
          <table:table-cell office:value-type="string">
            <text:p>Change the “Stop Date” to the “Early Retirement” milestone date.</text:p>
          </table:table-cell>
          <table:table-cell office:value-type="string">
            <text:p>New stop date is shown in income detail view.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5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40]+1" office:value-type="float" office:value="40">
            <text:p>40</text:p>
          </table:table-cell>
          <table:table-cell office:value-type="string">
            <text:p>Change input comments to “Monthly take-home pay”</text:p>
          </table:table-cell>
          <table:table-cell office:value-type="string">
            <text:p>“Comments or notes” field is updated to income detail view to show the entered comment.</text:p>
          </table:table-cell>
          <table:table-cell table:number-columns-repeated="1020"/>
        </table:table-row>
        <table:table-row table:style-name="ro5">
          <table:covered-table-cell/>
          <table:table-cell table:formula="of:=[.B41]+1" office:value-type="float" office:value="41">
            <text:p>41</text:p>
          </table:table-cell>
          <table:table-cell office:value-type="string">
            <text:p>Tap on the “Save” button.</text:p>
          </table:table-cell>
          <table:table-cell office:value-type="string">
            <text:p>Return to input list view, which shows new income, with a subtitle matching the parameters configured above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8">
          <table:table-cell office:value-type="string">
            <text:p>Expense Input</text:p>
          </table:table-cell>
          <table:table-cell table:formula="of:=[.B42]+1" office:value-type="float" office:value="42">
            <text:p>42</text:p>
          </table:table-cell>
          <table:table-cell office:value-type="string">
            <text:p>Similar to the detailed procedure for the monthly income input, create a “Monthly Expense” input with the following parameters: amount=$4000, Start Date = January 15, 2013, Repeat = Every month (default), Stop Date = Never Ending (default), Yearly Increase = 3% (default)</text:p>
          </table:table-cell>
          <table:table-cell office:value-type="string">
            <text:p>Upon completion, the expense will be shown in the input list, with a subtitle summary matching the parameters entered via the test procedure.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0"/>
        </table:table-row>
        <table:table-row table:style-name="ro9">
          <table:table-cell office:value-type="string">
            <text:p>Account Input</text:p>
          </table:table-cell>
          <table:table-cell table:formula="of:=[.B43]+1" office:value-type="float" office:value="43">
            <text:p>43</text:p>
          </table:table-cell>
          <table:table-cell office:value-type="string">
            <text:p>Similar to the detailed procedure for income input, enter an account with the following parameters: Name = “Retirement Savings”, Current Balance = $100,000, Cost Basis = $50000, Interest/Return Rate = Start at 8%, change to 5% after “Early Retirement” milestone (name the variable value “Less Risk After Retirement”), All other parms are defaults; i.e. Disable contributions &amp; Dividendts, Withdraw order = 1, No deferred withdrawals, no limits on withdrawals, no taxes.</text:p>
          </table:table-cell>
          <table:table-cell office:value-type="string">
            <text:p>The account will be shown in the input list after being created, with the subtitle matching the parameters entered via the test procedure.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style-name="ce11" office:value-type="string">
            <office:annotation draw:style-name="gr1" draw:text-style-name="P1" svg:width="1.1413in" svg:height="0.8567in" svg:x="16.3685in" svg:y="23.4744in" draw:caption-point-x="-0.2402in" draw:caption-point-y="0.5953in">
              <dc:date>2013-08-05T00:00:00</dc:date>
              <text:p text:style-name="P1"><text:span text:style-name="T1">Only tests valid entry – may need another test step to test invalid entry.</text:span></text:p>
            </office:annotation>
            <text:p>Y</text:p>
          </table:table-cell>
          <table:table-cell table:style-name="ce11" office:value-type="string">
            <office:annotation draw:style-name="gr1" draw:text-style-name="P1" svg:width="1.1413in" svg:height="0.5457in" svg:x="16.689in" svg:y="23.4744in" draw:caption-point-x="-0.2402in" draw:caption-point-y="0.5953in">
              <dc:date>2013-08-05T00:00:00</dc:date>
              <text:p text:style-name="P1"><text:span text:style-name="T1">Currently fails with variable values.</text:span></text:p>
            </office:annotation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0"/>
        </table:table-row>
        <table:table-row table:style-name="ro10">
          <table:table-cell office:value-type="string">
            <text:p>Loan Input</text:p>
          </table:table-cell>
          <table:table-cell table:formula="of:=[.B44]+1" office:value-type="float" office:value="44">
            <text:p>44</text:p>
          </table:table-cell>
          <table:table-cell office:value-type="string">
            <text:p>Name = “New Car Loan”, Origination Date = 2015-06-15, Amount Borrowed = $25,000, Interest Rate = 5%, Duration = 6 Years, all other params default; i.e.: Amount Borrowed Growth Rate = 3%, <text:s/>No Tax Treatment for Interest, No Extra Payments, No Down Payment.</text:p>
          </table:table-cell>
          <table:table-cell office:value-type="string">
            <text:p>Loan input showing a subtitle matching the given parameters is shown in the input list.</text:p>
          </table:table-cell>
          <table:table-cell office:value-type="string">
            <text:p>Y</text:p>
          </table:table-cell>
          <table:table-cell table:number-columns-repeated="20"/>
          <table:table-cell table:number-columns-repeated="5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0"/>
        </table:table-row>
        <table:table-row table:style-name="ro11">
          <table:table-cell office:value-type="string">
            <text:p>Asset Input</text:p>
          </table:table-cell>
          <table:table-cell table:formula="of:=[.B45]+1" office:value-type="float" office:value="45">
            <text:p>45</text:p>
          </table:table-cell>
          <table:table-cell office:value-type="string">
            <text:p>Name = “New Car”, Before Purchase = 3%, After Purchase = -10%, Purchase Date = 2015-06-15, Purchase Cost $25000, Sale Date = 2020-12-15</text:p>
          </table:table-cell>
          <table:table-cell office:value-type="string">
            <text:p>Asset input showing a subtitle matching the given parameters is shown in the input list.</text:p>
          </table:table-cell>
          <table:table-cell office:value-type="string">
            <text:p>Y</text:p>
          </table:table-cell>
          <table:table-cell table:number-columns-repeated="10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0"/>
        </table:table-row>
        <table:table-row table:style-name="ro6">
          <table:table-cell office:value-type="string">
            <text:p>Tax Input</text:p>
          </table:table-cell>
          <table:table-cell table:formula="of:=[.B46]+1" office:value-type="float" office:value="46">
            <text:p>46</text:p>
          </table:table-cell>
          <table:table-cell office:value-type="string">
            <text:p>Go to the “Inputs” tab and create a new tax input. Select the “25% Flat/Effective Tax” from the presets.</text:p>
          </table:table-cell>
          <table:table-cell office:value-type="string">
            <text:p>Tax input detail view is shown with the name and tax bracket entries populated.</text:p>
          </table:table-cell>
          <table:table-cell table:number-columns-repeated="34"/>
          <table:table-cell table:number-columns-repeated="2" office:value-type="string">
            <text:p>Y</text:p>
          </table:table-cell>
          <table:table-cell table:number-columns-repeated="984"/>
        </table:table-row>
        <table:table-row table:style-name="ro12">
          <table:table-cell/>
          <table:table-cell table:formula="of:=[.B47]+1" office:value-type="float" office:value="47">
            <text:p>47</text:p>
          </table:table-cell>
          <table:table-cell office:value-type="string">
            <text:p>Go into to the tax bracket and change the single tax rate to 5%. Initially enter some invalid values like “200” and “...” to test the validation.</text:p>
          </table:table-cell>
          <table:table-cell office:value-type="string">
            <text:p>Tax rate is updated to show 5% in the tax input detail view.</text:p>
          </table:table-cell>
          <table:table-cell table:number-columns-repeated="2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 table:number-columns-repeated="982"/>
        </table:table-row>
        <table:table-row table:style-name="ro3">
          <table:table-cell/>
          <table:table-cell table:formula="of:=[.B48]+1" office:value-type="float" office:value="48">
            <text:p>48</text:p>
          </table:table-cell>
          <table:table-cell office:value-type="string">
            <text:p>In the Tax Sources view, select “Monthly Income” as a tax source.</text:p>
          </table:table-cell>
          <table:table-cell office:value-type="string">
            <text:p>“Monthly Income” is shown with a check-mark in the tax sources view.</text:p>
          </table:table-cell>
          <table:table-cell table:number-columns-repeated="38"/>
          <table:table-cell office:value-type="string">
            <text:p>Y</text:p>
          </table:table-cell>
          <table:table-cell table:number-columns-repeated="981"/>
        </table:table-row>
        <table:table-row table:style-name="ro3">
          <table:table-cell/>
          <table:table-cell table:formula="of:=[.B49]+1" office:value-type="float" office:value="49">
            <text:p>49</text:p>
          </table:table-cell>
          <table:table-cell office:value-type="string">
            <text:p>Save the tax input.</text:p>
          </table:table-cell>
          <table:table-cell office:value-type="string">
            <text:p>Returning to the input list, the newly created tax input is shown in the “Taxes” section of the list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5">
          <table:table-cell/>
          <table:table-cell table:formula="of:=[.B50]+1" office:value-type="float" office:value="50">
            <text:p>50</text:p>
          </table:table-cell>
          <table:table-cell office:value-type="string">
            <text:p>Navigate to to the “All Taxes” result in the Forecast Tab</text:p>
          </table:table-cell>
          <table:table-cell office:value-type="string">
            <text:p>$2956 should be shown for each year (which is 5% of $60K, adjusted for inflation to the end of the year).</text:p>
          </table:table-cell>
          <table:table-cell table:number-columns-repeated="1020"/>
        </table:table-row>
        <table:table-row table:style-name="ro12">
          <table:table-cell office:value-type="string" table:number-columns-spanned="1" table:number-rows-spanned="4">
            <text:p>Input Tags</text:p>
          </table:table-cell>
          <table:table-cell table:formula="of:=[.B51]+1" office:value-type="float" office:value="51">
            <text:p>51</text:p>
          </table:table-cell>
          <table:table-cell office:value-type="string">
            <text:p>Edit the “New Car Loan” input and set the input tag to “New Car”. While creating the new Tag, set the tag notes to “Inputs related to the new car”.</text:p>
          </table:table-cell>
          <table:table-cell office:value-type="string">
            <text:p>In the “Tags” view for “New Car Loan”, “New Car” has a check-mark. In the detail view, “New Car” is also listed in the form field.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9"/>
          <table:table-cell table:number-columns-repeated="3" office:value-type="string">
            <text:p>Y</text:p>
          </table:table-cell>
          <table:table-cell table:number-columns-repeated="1001"/>
        </table:table-row>
        <table:table-row table:style-name="ro11">
          <table:covered-table-cell/>
          <table:table-cell table:formula="of:=[.B52]+1" office:value-type="float" office:value="52">
            <text:p>52</text:p>
          </table:table-cell>
          <table:table-cell office:value-type="string">
            <text:p>Edit the “New Car” asset input and set the input tag to “New Car”. Since the “New Car” tag was previously created, it can be immediately selected for this input.</text:p>
          </table:table-cell>
          <table:table-cell office:value-type="string">
            <text:p>In the “Tags” view for “New Car” asset, “New Car” has a check-mark. In the detail view, “New Car” is also listed in the form field.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2">
          <table:covered-table-cell/>
          <table:table-cell table:formula="of:=[.B53]+1" office:value-type="float" office:value="53">
            <text:p>53</text:p>
          </table:table-cell>
          <table:table-cell office:value-type="string">
            <text:p>Tap on the Magnifying Glass at the top of the input list, and select the “New Car” tag for display.</text:p>
          </table:table-cell>
          <table:table-cell office:value-type="string">
            <text:p>Upon returning to the input list, only the 2 inputs tagged with “New Car” should be shown. In the table header, “New Car” should be shown under the “Show Inputs with Tag(s):” header.</text:p>
          </table:table-cell>
          <table:table-cell office:value-type="string">
            <text:p>Y</text:p>
          </table:table-cell>
          <table:table-cell table:number-columns-repeated="18"/>
          <table:table-cell office:value-type="string">
            <text:p>Y</text:p>
          </table:table-cell>
          <table:table-cell table:number-columns-repeated="1000"/>
        </table:table-row>
        <table:table-row table:style-name="ro5">
          <table:covered-table-cell/>
          <table:table-cell table:formula="of:=[.B54]+1" office:value-type="float" office:value="54">
            <text:p>54</text:p>
          </table:table-cell>
          <table:table-cell office:value-type="string">
            <text:p>Tap on the Magnifying Glass again, and unselect the “New Car” tag, press the Done button.</text:p>
          </table:table-cell>
          <table:table-cell office:value-type="string">
            <text:p>All the inputs should again be shown under the “All Budget Inputs” header.</text:p>
          </table:table-cell>
          <table:table-cell table:number-columns-repeated="19"/>
          <table:table-cell office:value-type="string">
            <text:p>Y</text:p>
          </table:table-cell>
          <table:table-cell table:number-columns-repeated="1000"/>
        </table:table-row>
        <table:table-row table:style-name="ro13">
          <table:table-cell office:value-type="string" table:number-columns-spanned="1" table:number-rows-spanned="2">
            <text:p>Transfer Input</text:p>
          </table:table-cell>
          <table:table-cell table:formula="of:=[.B55]+1" office:value-type="float" office:value="55">
            <text:p>55</text:p>
          </table:table-cell>
          <table:table-cell office:value-type="string">
            <text:p>Create a “Short Term Savings” account for transfering surplus monthly income: Name = “Short Term Savings”, Interest = 1%, Current Balance = $0, Cost Basis = $0, Withdrawal Order = 2, No Deferred Withdrawals.</text:p>
          </table:table-cell>
          <table:table-cell office:value-type="string">
            <text:p>Account is shown in input list with subtitle matching the given parameters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5">
          <table:covered-table-cell/>
          <table:table-cell table:formula="of:=[.B56]+1" office:value-type="float" office:value="56">
            <text:p>56</text:p>
          </table:table-cell>
          <table:table-cell office:value-type="string">
            <text:p>Create a “Surplus Income” Transfer: Transfer From = “Cash”, Transfer To = “Short Term Savings, Amount = $500/month, Repeat = Every Month (Default), Start Date = January 21,2014, Stop Date = Early Retirement</text:p>
          </table:table-cell>
          <table:table-cell office:value-type="string">
            <text:p>Transfer is shown in input list with subtitle matching the given parameters.</text:p>
          </table:table-cell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13"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0"/>
        </table:table-row>
        <table:table-row table:style-name="ro11">
          <table:table-cell office:value-type="string">
            <text:p>Forecast Time Frame</text:p>
          </table:table-cell>
          <table:table-cell table:formula="of:=[.B57]+1" office:value-type="float" office:value="57">
            <text:p>57</text:p>
          </table:table-cell>
          <table:table-cell office:value-type="string">
            <text:p>Go to the “Startup” tab and change the start date of the forecast to January 1, 2014, and stop date to “After 15 years”.</text:p>
          </table:table-cell>
          <table:table-cell office:value-type="string">
            <text:p>Upon returning to the startup view, the forecast dates should show the given date range, a Net Worth forecast results view should show the range from 2014 to 2024 (the last forecast range is rounded up for the last year).</text:p>
          </table:table-cell>
          <table:table-cell table:number-columns-repeated="28"/>
          <table:table-cell table:number-columns-repeated="2" office:value-type="string">
            <text:p>Y</text:p>
          </table:table-cell>
          <table:table-cell table:number-columns-repeated="990"/>
        </table:table-row>
        <table:table-row table:style-name="ro12">
          <table:table-cell office:value-type="string" table:number-columns-spanned="1" table:number-rows-spanned="5">
            <text:p>Account Withdrawal Order</text:p>
          </table:table-cell>
          <table:table-cell table:formula="of:=[.B58]+1" office:value-type="float" office:value="58">
            <text:p>58</text:p>
          </table:table-cell>
          <table:table-cell office:value-type="string">
            <text:p>Go to the detail view for the “Short Term Savings” account, then open the Withdrawal Order form, tap on the Edit button to change the orders.</text:p>
          </table:table-cell>
          <table:table-cell office:value-type="string">
            <text:p>The list of accounts should be displayed, with an option to drag them around to change their orders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6">
          <table:covered-table-cell/>
          <table:table-cell table:formula="of:=[.B59]+1" office:value-type="float" office:value="59">
            <text:p>59</text:p>
          </table:table-cell>
          <table:table-cell office:value-type="string">
            <text:p>Change the withdrawal orders to put “Short Term Savings” first.</text:p>
          </table:table-cell>
          <table:table-cell office:value-type="string">
            <text:p>The withdrawal order view is updated to show the withdrawal orders with “Short Term Savings” as 1 and “Retirement Savings” as 2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3">
          <table:covered-table-cell/>
          <table:table-cell table:formula="of:=[.B60]+1" office:value-type="float" office:value="60">
            <text:p>60</text:p>
          </table:table-cell>
          <table:table-cell office:value-type="string">
            <text:p>Go to the Forecast view and the account balance for “Short Term Savings”</text:p>
          </table:table-cell>
          <table:table-cell office:value-type="string">
            <text:p>The amount for 2017 should be $15,118</text:p>
          </table:table-cell>
          <table:table-cell table:number-columns-repeated="32"/>
          <table:table-cell table:number-columns-repeated="2" office:value-type="string">
            <text:p>Y</text:p>
          </table:table-cell>
          <table:table-cell table:number-columns-repeated="986"/>
        </table:table-row>
        <table:table-row table:style-name="ro6">
          <table:covered-table-cell/>
          <table:table-cell table:formula="of:=[.B61]+1" office:value-type="float" office:value="61">
            <text:p>61</text:p>
          </table:table-cell>
          <table:table-cell office:value-type="string">
            <text:p>Toggle back to the “Inputs” view and re-order the withdrawal order again to place “Short Term Savings” second.</text:p>
          </table:table-cell>
          <table:table-cell office:value-type="string">
            <text:p>The withdrawal order view is updated to show the withdrawal orders with “Short Term Savings” as 2 and “Retirement Savings” as 1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12">
          <table:covered-table-cell/>
          <table:table-cell table:formula="of:=[.B62]+1" office:value-type="float" office:value="62">
            <text:p>62</text:p>
          </table:table-cell>
          <table:table-cell office:value-type="string">
            <text:p>Go to the Forecast view and the account balance for “Short Term Savings”</text:p>
          </table:table-cell>
          <table:table-cell office:value-type="string">
            <text:p>The amount for 2017 should be $23,088 (notable in that it is more than the previously shown forecast results, withdrawals are taken from this account after the retirement savings).</text:p>
          </table:table-cell>
          <table:table-cell table:number-columns-repeated="32"/>
          <table:table-cell table:number-columns-repeated="2" office:value-type="string">
            <text:p>Y</text:p>
          </table:table-cell>
          <table:table-cell table:number-columns-repeated="986"/>
        </table:table-row>
        <table:table-row table:style-name="ro3">
          <table:table-cell office:value-type="string" table:number-columns-spanned="1" table:number-rows-spanned="9">
            <text:p>Scenario</text:p>
          </table:table-cell>
          <table:table-cell table:formula="of:=[.B63]+1" office:value-type="float" office:value="63">
            <text:p>63</text:p>
          </table:table-cell>
          <table:table-cell office:value-type="string">
            <text:p>Select the “What If” tab and navigate to the “Scenarios” view.</text:p>
          </table:table-cell>
          <table:table-cell office:value-type="string">
            <text:p>Scenario list will display, but with only the default scenario listed.</text:p>
          </table:table-cell>
          <table:table-cell table:number-columns-repeated="30"/>
          <table:table-cell office:value-type="string">
            <text:p>Y</text:p>
          </table:table-cell>
          <table:table-cell table:number-columns-repeated="989"/>
        </table:table-row>
        <table:table-row table:style-name="ro3">
          <table:covered-table-cell/>
          <table:table-cell table:formula="of:=[.B64]+1" office:value-type="float" office:value="64">
            <text:p>64</text:p>
          </table:table-cell>
          <table:table-cell office:value-type="string">
            <text:p>Tap on the Edit button, then the “+” sign to create a new scenario.</text:p>
          </table:table-cell>
          <table:table-cell office:value-type="string">
            <text:p>Scenario editor view is displayed for a new scenario.</text:p>
          </table:table-cell>
          <table:table-cell table:number-columns-repeated="31"/>
          <table:table-cell office:value-type="string">
            <text:p>Y</text:p>
          </table:table-cell>
          <table:table-cell table:number-columns-repeated="988"/>
        </table:table-row>
        <table:table-row table:style-name="ro3">
          <table:covered-table-cell/>
          <table:table-cell table:formula="of:=[.B65]+1" office:value-type="float" office:value="65">
            <text:p>65</text:p>
          </table:table-cell>
          <table:table-cell office:value-type="string">
            <text:p>Enter “Increase Savings” as a Scenario name, then press Save</text:p>
          </table:table-cell>
          <table:table-cell office:value-type="string">
            <text:p>The scenario list re-displays with the “Increase Savings” shown in the scenario list.</text:p>
          </table:table-cell>
          <table:table-cell table:number-columns-repeated="30"/>
          <table:table-cell office:value-type="string">
            <text:p>Y</text:p>
          </table:table-cell>
          <table:table-cell table:number-columns-repeated="989"/>
        </table:table-row>
        <table:table-row table:style-name="ro3">
          <table:covered-table-cell/>
          <table:table-cell table:formula="of:=[.B66]+1" office:value-type="float" office:value="66">
            <text:p>66</text:p>
          </table:table-cell>
          <table:table-cell office:value-type="string">
            <text:p>Select the “Increase Savings” scenario.</text:p>
          </table:table-cell>
          <table:table-cell office:value-type="string">
            <text:p>The “Increase Savings” scenario is shown with a check-mark to the right.</text:p>
          </table:table-cell>
          <table:table-cell table:number-columns-repeated="1020"/>
        </table:table-row>
        <table:table-row table:style-name="ro3">
          <table:covered-table-cell/>
          <table:table-cell table:formula="of:=[.B67]+1" office:value-type="float" office:value="67">
            <text:p>67</text:p>
          </table:table-cell>
          <table:table-cell office:value-type="string">
            <text:p>Navigate to the input list, then the “Surplus Income” transfer.</text:p>
          </table:table-cell>
          <table:table-cell office:value-type="string">
            <text:p>The transfer input should be shown with “Increase Scenario” at the top.</text:p>
          </table:table-cell>
          <table:table-cell table:number-columns-repeated="1020"/>
        </table:table-row>
        <table:table-row table:style-name="ro3">
          <table:covered-table-cell/>
          <table:table-cell table:formula="of:=[.B68]+1" office:value-type="float" office:value="68">
            <text:p>68</text:p>
          </table:table-cell>
          <table:table-cell office:value-type="string">
            <text:p>Change the amount from “$500” to $600.</text:p>
          </table:table-cell>
          <table:table-cell office:value-type="string">
            <text:p>The amount displayed in the transfer's detail view should now be $600.</text:p>
          </table:table-cell>
          <table:table-cell table:number-columns-repeated="1020"/>
        </table:table-row>
        <table:table-row table:style-name="ro6">
          <table:covered-table-cell/>
          <table:table-cell table:formula="of:=[.B69]+1" office:value-type="float" office:value="69">
            <text:p>69</text:p>
          </table:table-cell>
          <table:table-cell office:value-type="string">
            <text:p>Go to the Forecast view and the account balance for “Short Term Savings” (the account the money is transferred into”</text:p>
          </table:table-cell>
          <table:table-cell office:value-type="string">
            <text:p>The amount displayed for 2015 should be $14125.</text:p>
          </table:table-cell>
          <table:table-cell table:number-columns-repeated="32"/>
          <table:table-cell office:value-type="string">
            <text:p>Y</text:p>
          </table:table-cell>
          <table:table-cell table:number-columns-repeated="987"/>
        </table:table-row>
        <table:table-row table:style-name="ro6">
          <table:covered-table-cell/>
          <table:table-cell table:formula="of:=[.B70]+1" office:value-type="float" office:value="70">
            <text:p>70</text:p>
          </table:table-cell>
          <table:table-cell office:value-type="string">
            <text:p>Toggle back to the “Inputs” view and change the scenario back to “Default” from the Transfer Input's header.</text:p>
          </table:table-cell>
          <table:table-cell office:value-type="string">
            <text:p>The amount shown in the detail view should revert back to $500.</text:p>
          </table:table-cell>
          <table:table-cell table:number-columns-repeated="1020"/>
        </table:table-row>
        <table:table-row table:style-name="ro6">
          <table:covered-table-cell/>
          <table:table-cell table:formula="of:=[.B71]+1" office:value-type="float" office:value="71">
            <text:p>71</text:p>
          </table:table-cell>
          <table:table-cell office:value-type="string">
            <text:p>Toggle to the Forecast view which should still be showing the account balance for “Short Term Savings”.</text:p>
          </table:table-cell>
          <table:table-cell office:value-type="string">
            <text:p>The amount displayed for 2015 should be $11771</text:p>
          </table:table-cell>
          <table:table-cell table:number-columns-repeated="32"/>
          <table:table-cell office:value-type="string">
            <text:p>Y</text:p>
          </table:table-cell>
          <table:table-cell table:number-columns-repeated="987"/>
        </table:table-row>
        <table:table-row table:style-name="ro12">
          <table:table-cell/>
          <table:table-cell table:formula="of:=[.B72]+1" office:value-type="float" office:value="72">
            <text:p>72</text:p>
          </table:table-cell>
          <table:table-cell office:value-type="string">
            <text:p>Toggle back to the “Inputs” view, open the scenario list, then the scenario detail view for the “Increase Savings” Scenario.</text:p>
          </table:table-cell>
          <table:table-cell office:value-type="string">
            <text:p>The scenario detail view should now list “Surplus Income” as an item which was change for the scenario.</text:p>
          </table:table-cell>
          <table:table-cell table:number-columns-repeated="30"/>
          <table:table-cell table:number-columns-repeated="2" office:value-type="string">
            <text:p>Y</text:p>
          </table:table-cell>
          <table:table-cell table:number-columns-repeated="988"/>
        </table:table-row>
        <table:table-row table:style-name="ro12">
          <table:table-cell office:value-type="string">
            <text:p>Section Header Help</text:p>
          </table:table-cell>
          <table:table-cell table:formula="of:=[.B73]+1" office:value-type="float" office:value="73">
            <text:p>73</text:p>
          </table:table-cell>
          <table:table-cell office:value-type="string">
            <text:p>From the input list, navigate to the “New Car” asset, then tap on the help button next to the “Appreciation &amp; Depreciation” section.</text:p>
          </table:table-cell>
          <table:table-cell office:value-type="string">
            <text:p>The help information for the asset appreciation &amp; depreciation section should be shown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5">
          <table:table-cell table:style-name="ce3" office:value-type="string" table:number-columns-spanned="1" table:number-rows-spanned="4">
            <text:p>What-if view</text:p>
          </table:table-cell>
          <table:table-cell table:formula="of:=[.B74]+1" office:value-type="float" office:value="74">
            <text:p>74</text:p>
          </table:table-cell>
          <table:table-cell table:style-name="ce4" office:value-type="string">
            <text:p>Go to the “What If” tab and the “Enabled Inputs” view, disable the “Surplus Income”</text:p>
          </table:table-cell>
          <table:table-cell table:style-name="ce4" office:value-type="string">
            <text:p>“Surplus Income” will show as being disabled in the “What If” view</text:p>
          </table:table-cell>
          <table:table-cell table:style-name="Default" table:number-columns-repeated="30"/>
          <table:table-cell table:number-columns-repeated="990"/>
        </table:table-row>
        <table:table-row table:style-name="ro3">
          <table:covered-table-cell table:style-name="ce3"/>
          <table:table-cell table:formula="of:=[.B75]+1" office:value-type="float" office:value="75">
            <text:p>75</text:p>
          </table:table-cell>
          <table:table-cell table:style-name="ce4" office:value-type="string">
            <text:p>Go to the Forecast view and the account balance for “Short Term Savings”</text:p>
          </table:table-cell>
          <table:table-cell table:style-name="ce4" office:value-type="string">
            <text:p>Balances should be $0 for all years, since no transfer occurs.</text:p>
          </table:table-cell>
          <table:table-cell table:style-name="Default" table:number-columns-repeated="30"/>
          <table:table-cell table:number-columns-repeated="990"/>
        </table:table-row>
        <table:table-row table:style-name="ro3">
          <table:covered-table-cell table:style-name="ce3"/>
          <table:table-cell table:formula="of:=[.B76]+1" office:value-type="float" office:value="76">
            <text:p>76</text:p>
          </table:table-cell>
          <table:table-cell table:style-name="ce4" office:value-type="string">
            <text:p>Go back to the what-if tab and re-enable the “Surplus Income”.</text:p>
          </table:table-cell>
          <table:table-cell table:style-name="ce4" office:value-type="string">
            <text:p>“Surplus Income” will show as being enabled in the “What If” view</text:p>
          </table:table-cell>
          <table:table-cell table:style-name="Default" table:number-columns-repeated="30"/>
          <table:table-cell table:number-columns-repeated="990"/>
        </table:table-row>
        <table:table-row table:style-name="ro3">
          <table:covered-table-cell table:style-name="ce3"/>
          <table:table-cell table:formula="of:=[.B77]+1" office:value-type="float" office:value="77">
            <text:p>77</text:p>
          </table:table-cell>
          <table:table-cell table:style-name="ce4" office:value-type="string">
            <text:p>Go to the Forecast view and the account balance for “Short Term Savings”</text:p>
          </table:table-cell>
          <table:table-cell table:style-name="ce4" office:value-type="string">
            <text:p>Balances should not be $0, since the transfer to the account is re-enabled.</text:p>
          </table:table-cell>
          <table:table-cell table:style-name="Default" table:number-columns-repeated="30"/>
          <table:table-cell table:number-columns-repeated="990"/>
        </table:table-row>
        <table:table-row table:style-name="ro3" table:number-rows-repeated="9">
          <table:table-cell table:style-name="Default" table:number-columns-repeated="2"/>
          <table:table-cell table:style-name="ce4" table:number-columns-repeated="2"/>
          <table:table-cell table:style-name="Default" table:number-columns-repeated="30"/>
          <table:table-cell table:number-columns-repeated="990"/>
        </table:table-row>
        <table:table-row table:style-name="ro3">
          <table:table-cell table:style-name="Default" table:number-columns-repeated="2"/>
          <table:table-cell table:style-name="ce4" table:number-columns-repeated="2"/>
          <table:table-cell table:style-name="Default" table:number-columns-repeated="30"/>
          <table:table-cell table:number-columns-repeated="990"/>
        </table:table-row>
      </table:table>
      <table:table table:name="Sheet2" table:style-name="ta1" table:print="false">
        <table:table-column table:style-name="co14" table:default-cell-style-name="Default"/>
        <table:table-row table:style-name="ro14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8/06/2013</text:date>, <text:time>09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57:08</meta:creation-date>
    <dc:date>2013-08-06T09:27:32</dc:date>
    <meta:editing-duration>PT8H28M22S</meta:editing-duration>
    <meta:editing-cycles>19</meta:editing-cycles>
    <meta:generator>OpenOffice/4.0.0$Unix OpenOffice.org_project/400m3$Build-9702</meta:generator>
    <meta:document-statistic meta:table-count="3" meta:cell-count="410" meta:object-count="0"/>
  </office:meta>
</office:document-meta>
</file>